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Endnote">
      <style:text-properties officeooo:rsid="0001f049" officeooo:paragraph-rsid="0001f049"/>
    </style:style>
    <style:style style:name="P2" style:family="paragraph" style:parent-style-name="Footnote">
      <style:text-properties officeooo:rsid="0001f049" officeooo:paragraph-rsid="0001f049"/>
    </style:style>
    <style:style style:name="P3" style:family="paragraph" style:parent-style-name="Standard">
      <style:text-properties officeooo:rsid="0001f049" officeooo:paragraph-rsid="0001f0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&lt;&lt;any value&gt;&gt;" text:name="ANY_VALUE"/>
      </text:user-field-decls>
      <text:p text:style-name="P3">Test of replacing footnotes<text:note text:id="ftn0" text:note-class="footnote"><text:note-citation>1</text:note-citation><text:note-body><text:p text:style-name="P2">Footnote containing one placeholder: <text:user-field-get text:name="ANY_VALUE">&lt;&lt;any value&gt;&gt;</text:user-field-get>.</text:p></text:note-body></text:note> and endnotes<text:note text:id="ftn1" text:note-class="endnote"><text:note-citation>i</text:note-citation><text:note-body><text:p text:style-name="P1">Endnote containing one placholder: <text:user-field-get text:name="ANY_VALUE">&lt;&lt;any value&gt;&gt;</text:user-field-get>.</text:p></text:note-body></text:note> inside this document using ANY_VALUE as a placehold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.5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Verdana" fo:font-size="10.5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3T11:12:27.685000000</meta:creation-date>
    <dc:date>2020-03-13T11:15:32.493000000</dc:date>
    <meta:editing-duration>PT3M5S</meta:editing-duration>
    <meta:editing-cycles>1</meta:editing-cycles>
    <meta:document-statistic meta:table-count="0" meta:image-count="0" meta:object-count="0" meta:page-count="2" meta:paragraph-count="3" meta:word-count="26" meta:character-count="197" meta:non-whitespace-character-count="174"/>
    <meta:generator>LibreOffice/6.4.1.2$Windows_X86_64 LibreOffice_project/4d224e95b98b138af42a64d84056446d09082932</meta:generator>
  </office:meta>
</office:document-meta>
</file>